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outline1">
      <style:graphic-properties draw:fill-color="#ffffff" draw:auto-grow-height="true" fo:min-height="2.07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indent="0cm"/>
      <style:text-properties fo:font-family="'Courier New'" style:font-family-generic="modern" style:font-pitch="fixed" fo:font-size="14pt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text-indent="-0.9cm"/>
      <style:text-properties fo:font-size="20pt"/>
    </style:style>
    <style:style style:name="T1" style:family="text">
      <style:text-properties fo:text-shadow="none" style:text-underline-style="solid" style:text-underline-width="auto" style:text-underline-color="font-color" fo:font-weight="bold"/>
    </style:style>
    <style:style style:name="T2" style:family="text">
      <style:text-properties fo:text-shadow="none" style:text-underline-style="none" fo:font-weight="normal"/>
    </style:style>
    <style:style style:name="T3" style:family="text">
      <style:text-properties fo:font-family="'Courier New'" style:font-family-generic="modern" style:font-pitch="fixed" fo:font-size="14pt"/>
    </style:style>
    <style:style style:name="T4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Sistema Remoto por Telefone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SDCC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aracterísticas SDCC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pen Source (GPL)</text:p>
              </text:list-item>
            </text:list>
            <text:list text:style-name="L2">
              <text:list-item>
                <text:p text:style-name="P3">Cross Compiler</text:p>
              </text:list-item>
            </text:list>
            <text:list text:style-name="L2">
              <text:list-item>
                <text:p text:style-name="P3">Otimizações</text:p>
              </text:list-item>
            </text:list>
            <text:list text:style-name="L2">
              <text:list-item>
                <text:p text:style-name="P3">Portabilida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Microcontrolador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Z80</text:p>
              </text:list-item>
            </text:list>
            <text:list text:style-name="L2">
              <text:list-item>
                <text:p text:style-name="P3"><text:span text:style-name="T1">MCS51</text:span></text:p>
              </text:list-item>
            </text:list>
            <text:list text:style-name="L2">
              <text:list-item>
                <text:p text:style-name="P3"><text:span text:style-name="T2">Pic16</text:span></text:p>
              </text:list-item>
            </text:list>
            <text:list text:style-name="L2">
              <text:list-item>
                <text:p text:style-name="P3"><text:span text:style-name="T2">Hc08</text:span></text:p>
              </text:list-item>
            </text:list>
            <text:list text:style-name="L2">
              <text:list-item>
                <text:p text:style-name="P3"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ATMEL AT89C52</text:p>
          </draw:text-box>
        </draw:frame>
        <draw:frame presentation:style-name="pr5" draw:text-style-name="P3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 text:style-name="P3">#include &lt;mcs51/at89x52.h&gt;</text:p>
              </text:list-item>
            </text:list>
          </draw:text-box>
        </draw:frame>
        <draw:frame draw:style-name="gr2" draw:text-style-name="P4" draw:layer="layout" svg:width="19.05cm" svg:height="14.226cm" svg:x="1.27cm" svg:y="6.094cm">
          <draw:text-box>
            <text:p text:style-name="P1"><text:span text:style-name="T3">__sfr __at 0x80 P0;</text:span></text:p>
            <text:p text:style-name="P1"><text:span text:style-name="T3">__sfr __at 0x81 SP;</text:span></text:p>
            <text:p text:style-name="P1"><text:span text:style-name="T3">__sfr __at 0x82 DPL;</text:span></text:p>
            <text:p text:style-name="P1"><text:span text:style-name="T3">__sfr __at 0x83 DPH;</text:span></text:p>
            <text:p text:style-name="P1"><text:span text:style-name="T3">__sfr __at 0x87 PCON;</text:span></text:p>
            <text:p text:style-name="P1"><text:span text:style-name="T3">__sfr __at 0x88 TCON;</text:span></text:p>
            <text:p text:style-name="P1"><text:span text:style-name="T3">__sfr __at 0x89 TMOD;</text:span></text:p>
            <text:p text:style-name="P1"><text:span text:style-name="T3">. . .</text:span></text:p>
            <text:p text:style-name="P1"><text:span text:style-name="T3">/* BIT addressable registers */</text:span></text:p>
            <text:p text:style-name="P1"><text:span text:style-name="T3">/* P0 */</text:span></text:p>
            <text:p text:style-name="P1"><text:span text:style-name="T3">__sbit __at 0x80 P0_0;</text:span></text:p>
            <text:p text:style-name="P1"><text:span text:style-name="T3">__sbit __at 0x81 P0_1;</text:span></text:p>
            <text:p text:style-name="P1"><text:span text:style-name="T3">__sbit __at 0x82 P0_2;</text:span></text:p>
            <text:p text:style-name="P1"><text:span text:style-name="T3">__sbit __at 0x83 P0_3;</text:span></text:p>
            <text:p text:style-name="P1"><text:span text:style-name="T3">...</text:span></text:p>
            <text:p text:style-name="P1"><text:span text:style-name="T3">#define IE0_VECTOR <text:s text:c="5"/>0 <text:s text:c="6"/>/* 0x03 external interrupt 0 */</text:span></text:p>
            <text:p text:style-name="P1"><text:span text:style-name="T3">#define TF0_VECTOR <text:s text:c="5"/>1 <text:s text:c="6"/>/* 0x0b timer 0 */</text:span></text:p>
            <text:p text:style-name="P1"><text:span text:style-name="T3">#define IE1_VECTOR <text:s text:c="5"/>2 <text:s text:c="6"/>/* 0x13 external interrupt 1 */</text:span></text:p>
            <text:p text:style-name="P1"><text:span text:style-name="T3">#define TF1_VECTOR <text:s text:c="5"/>3 <text:s text:c="6"/>/* 0x1b timer 1 */</text:span></text:p>
            <text:p text:style-name="P1"><text:span text:style-name="T3">#define SI0_VECTOR <text:s text:c="5"/>4 <text:s text:c="6"/>/* 0x23 serial port 0 */</text:span></text:p>
            <text:p text:style-name="P1"><text:span text:style-name="T3">#define TF2_VECTOR <text:s text:c="5"/>5 <text:s text:c="6"/>/* 0x2B timer 2 */</text:span></text:p>
            <text:p text:style-name="P1"><text:span text:style-name="T3">#define EX2_VECTOR <text:s text:c="5"/>5 <text:s text:c="6"/>/* 0x2B external interrupt 2 *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Interrupçõ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Definindo uma função que é chamada com interrupação:</text:p>
              </text:list-item>
            </text:list>
            <text:list text:style-name="L2">
              <text:list-item>
                <text:list>
                  <text:list-item>
                    <text:p text:style-name="P5"><text:s/>void &lt;função&gt;() __interrupt &lt;interrupção&gt;</text:p>
                  </text:list-item>
                </text:list>
              </text:list-item>
            </text:list>
            <text:list text:style-name="L2">
              <text:list-item>
                <text:p text:style-name="P3">Como funciona ?</text:p>
              </text:list-item>
            </text:list>
            <text:list text:style-name="L2">
              <text:list-item>
                <text:p text:style-name="P3">Exemplo</text:p>
              </text:list-item>
            </text:list>
            <text:list text:style-name="L2">
              <text:list-item>
                <text:list>
                  <text:list-item>
                    <text:p text:style-name="P5">void recebe_ligacao() __interrupt IE0_VECTOR {<text:line-break/>...<text:line-break/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Áreas crítica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Definindo uma função que é chamada com interrupação:</text:p>
              </text:list-item>
            </text:list>
            <text:list text:style-name="L2">
              <text:list-item>
                <text:list>
                  <text:list-item>
                    <text:p text:style-name="P5"><text:s/>void &lt;função&gt;() __critical</text:p>
                  </text:list-item>
                </text:list>
              </text:list-item>
            </text:list>
            <text:list text:style-name="L2">
              <text:list-item>
                <text:p text:style-name="P3">Como funciona ?</text:p>
              </text:list-item>
            </text:list>
            <text:list text:style-name="L2">
              <text:list-item>
                <text:p text:style-name="P3">Exemplo</text:p>
              </text:list-item>
            </text:list>
            <text:list text:style-name="L2">
              <text:list-item>
                <text:list>
                  <text:list-item>
                    <text:p text:style-name="P5">void cria_estados() __critical {<text:line-break/>...<text:line-break/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ompilação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/>sdcc &lt;arquivo.c&gt;</text:p>
              </text:list-item>
            </text:list>
            <text:list text:style-name="L2">
              <text:list-item>
                <text:p text:style-name="P3">Arquivos gerados:</text:p>
              </text:list-item>
            </text:list>
            <text:list text:style-name="L2">
              <text:list-item>
                <text:list>
                  <text:list-item>
                    <text:p text:style-name="P5">arquivo.asm (Arquivo código em assembly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rquivo.ihx (intel hex forma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rquivo.rel (Entrada para o Link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Mais informaçõ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4">http://sdcc.sourceforge.org</text:span></text:p>
              </text:list-item>
            </text:list>
            <text:list text:style-name="L2">
              <text:list-item>
                <text:p text:style-name="P6"><text:span text:style-name="T4">http://sdcc.sourceforge.net/doc/sdccman.html/</text:span></text:p>
              </text:list-item>
            </text:list>
            <text:list text:style-name="L2">
              <text:list-item>
                <text:p text:style-name="P6"><text:span text:style-name="T4">http://www.maxim-ic.com/appnotes.cfm/appnote_number/3477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Tahom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8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8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Fábio Navarro</meta:initial-creator>
    <meta:creation-date>2006-12-12T12:46:01</meta:creation-date>
    <dc:creator>Fábio Navarro</dc:creator>
    <dc:date>2006-12-13T03:20:36</dc:date>
    <dc:language>pt-BR</dc:language>
    <meta:editing-cycles>4</meta:editing-cycles>
    <meta:editing-duration>PT5H50M52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